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Verdana" style:text-underline-style="none"/>
    </style:style>
    <style:style style:name="P8" style:family="paragraph" style:parent-style-name="Standard">
      <style:paragraph-properties>
        <style:tab-stops>
          <style:tab-stop style:position="0.4925in"/>
          <style:tab-stop style:position="1.1929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4736in"/>
          <style:tab-stop style:position="1.3445in"/>
        </style:tab-stops>
      </style:paragraph-properties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style:font-size-asian="11pt" style:font-size-complex="11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Georgia"/>
    </style:style>
    <style:style style:name="T12" style:family="text">
      <style:text-properties style:font-name="Georgia" fo:font-size="11pt" style:text-underline-style="none" style:font-size-asian="11pt" style:font-size-complex="11pt"/>
    </style:style>
    <style:style style:name="T13" style:family="text">
      <style:text-properties style:font-name="Georgia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Georgia" fo:font-size="11pt" style:font-size-asian="11pt" style:font-size-complex="11pt"/>
    </style:style>
    <style:style style:name="T15" style:family="text">
      <style:text-properties style:font-name="Georgia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JAVASCRIPT VALIDATIONS ON All HTML5 FORM ELEMENTS</text:p>
      <text:p text:style-name="P4">-----------------------------------------------------------------------------------------</text:p>
      <text:p text:style-name="Standard"/>
      <text:p text:style-name="Standard"><text:tab/></text:p>
      <text:p text:style-name="Standard">1.<text:span text:style-name="T6">ABOUT THIS APPLICATION:-</text:span></text:p>
      <text:p text:style-name="Standard">----------------------------------------</text:p>
      <text:p text:style-name="P5"><text:tab/><text:span text:style-name="T14">The main use of the application is to validate a HTML5 FORM Elements using JAVASCRIPT . Here we can check each field whether it is in given format or not. At the top of the form there is a progress bar which increments on <text:s/>successful completion of each form element. After successful completion of all form elements the form displays a success message on the top of the form.</text:span></text:p>
      <text:p text:style-name="P5"/>
      <text:p text:style-name="Standard"/>
      <text:p text:style-name="P11">2.SKELETON STRUCTURE OF THE FORM:-</text:p>
      <text:p text:style-name="Standard">--------------------------------------------------------</text:p>
      <text:p text:style-name="P1"/>
      <text:p text:style-name="P2"><text:tab/>Account Information<text:tab/>&lt;Legend&gt;</text:p>
      <text:p text:style-name="P1"/>
      <text:p text:style-name="P1"><text:tab/>Username*<text:tab/>&lt;Text Box&gt; [Length - Min: 5 chars: Max: 8 chars; Type: Alphanumeric]</text:p>
      <text:p text:style-name="P1"/>
      <text:p text:style-name="P1"><text:tab/>Password*<text:tab/>&lt;Text Box&gt; [Decoded; Length - Max: 6 chars; Type: Alphanumeric]</text:p>
      <text:p text:style-name="P6"/>
      <text:p text:style-name="P1"/>
      <text:p text:style-name="P2"><text:tab/>Profile Information<text:tab/>&lt;Legend&gt;</text:p>
      <text:p text:style-name="P1"/>
      <text:p text:style-name="P1"><text:tab/>First Name* <text:tab/>&lt;Text Box&gt; [Length - Min: 2 chars: Max: 6 chars] </text:p>
      <text:p text:style-name="P1"/>
      <text:p text:style-name="P1"><text:tab/>Last Name*<text:tab/>&lt;Text Box&gt; [Length - Min: 2 chars: Max: 15 chars] </text:p>
      <text:p text:style-name="P1"/>
      <text:p text:style-name="P1"><text:tab/>Profile Pic*<text:tab/>&lt;File Upload&gt; [Type: jpg/gif/png]</text:p>
      <text:p text:style-name="P1"/>
      <text:p text:style-name="P1"><text:tab/>Gender*<text:tab/>&lt;Radio Buttons&gt; [Male/Female; Default: Male]</text:p>
      <text:p text:style-name="P1"/>
      <text:p text:style-name="P1"><text:tab/>Date of Birth*<text:tab/>&lt;Select Boxes&gt; [Day/Month/Year]</text:p>
      <text:p text:style-name="P1"/>
      <text:p text:style-name="P1"><text:tab/>Hobbies*<text:tab/>&lt;Check Boxes&gt; [Painting/Singing/Traveling/Dancing/Gardening/Others]</text:p>
      <text:p text:style-name="P1"/>
      <text:p text:style-name="P1"><text:tab/>Have been to*<text:tab/>&lt;Multiple Select box&gt; [Countries List]</text:p>
      <text:p text:style-name="P6"/>
      <text:p text:style-name="P1"/>
      <text:p text:style-name="P2"><text:tab/>Contact Information<text:tab/>&lt;Legend&gt;</text:p>
      <text:p text:style-name="Standard"/>
      <text:p text:style-name="P1"><text:tab/>Phone * <text:tab/>&lt;Text Box&gt; [Format: + 91 (990)-824-7888] </text:p>
      <text:p text:style-name="P1"><text:tab/><text:tab/><text:tab/><text:tab/><text:tab/><text:tab/><text:tab/><text:tab/><text:tab/><text:tab/></text:p>
      <text:p text:style-name="P1"><text:tab/><text:tab/><text:tab/><text:tab/>[Submit button] [Reset button]</text:p>
      <text:p text:style-name="P3"/>
      <text:p text:style-name="P1"/>
      <text:p text:style-name="P12">3.<text:span text:style-name="T8">THE APPLICATION CONSISTS :-</text:span></text:p>
      <text:p text:style-name="Standard">-------------------------------------------</text:p>
      <text:p text:style-name="Standard"/>
      <text:p text:style-name="P9"><text:tab/><text:span text:style-name="T1">index.html </text:span>:- <text:span text:style-name="T13">This consists of the form details such as the elements (Textbox , radio<text:tab/><text:tab/><text:tab/>button, combobox ,etc ) we used in the form and what way we have taken.</text:span><text:span text:style-name="T15"> </text:span></text:p>
      <text:p text:style-name="Standard"/>
      <text:p text:style-name="P8"><text:tab/><text:span text:style-name="T1">c</text:span><text:span text:style-name="T2">ss.css </text:span><text:span text:style-name="T4">:- </text:span><text:span text:style-name="T3"><text:s/></text:span><text:span text:style-name="T12">This had been existed in the css folder which is an external style sheet that has <text:tab/><text:tab/>been linked in the html for applying styles to the elements in the html file.</text:span></text:p>
      <text:p text:style-name="P4"/>
      <text:p text:style-name="P4"><text:tab/></text:p>
      <text:p text:style-name="Standard"><text:soft-page-break/><text:span text:style-name="T3"><text:tab/></text:span></text:p>
      <text:p text:style-name="Standard"><text:span text:style-name="T3"><text:tab/></text:span><text:span text:style-name="T1">js.js</text:span><text:span text:style-name="T3"> :- </text:span><text:span text:style-name="T12">This had been existed in the js folder of the application that is linked through <text:tab/><text:tab/><text:tab/>the html file.This consists of the validation functions that have been applied <text:tab/><text:tab/><text:tab/>to the form elements.</text:span></text:p>
      <text:p text:style-name="P4"/>
      <text:p text:style-name="Standard"><text:span text:style-name="T3"><text:tab/></text:span><text:span text:style-name="T1">Images </text:span><text:span text:style-name="T3">:- </text:span><text:span text:style-name="T12">This folder consists of the images that we have applied for the elements of the <text:tab/><text:tab/><text:tab/> <text:s text:c="3"/>form.</text:span></text:p>
      <text:p text:style-name="P4"/>
      <text:p text:style-name="Standard"><text:span text:style-name="T3"><text:tab/></text:span><text:span text:style-name="T1">screenshot </text:span><text:span text:style-name="T3">:- </text:span><text:span text:style-name="T12">This is the screen shot of the main form</text:span><text:span text:style-name="T7">.</text:span></text:p>
      <text:p text:style-name="P4"/>
      <text:p text:style-name="P4"/>
      <text:p text:style-name="P4"/>
      <text:p text:style-name="P4"/>
      <text:p text:style-name="P4"><text:s text:c="5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36S</meta:editing-duration>
    <meta:editing-cycles>24</meta:editing-cycles>
    <meta:generator>OpenOffice.org/3.4$Win32 OpenOffice.org_project/340m1$Build-9590</meta:generator>
    <dc:date>2012-08-25T12:42:11.07</dc:date>
    <meta:document-statistic meta:table-count="0" meta:image-count="0" meta:object-count="0" meta:page-count="2" meta:paragraph-count="33" meta:word-count="316" meta:character-count="2178"/>
    <meta:user-defined meta:name="Info 1"/>
    <meta:user-defined meta:name="Info 2"/>
    <meta:user-defined meta:name="Info 3"/>
    <meta:user-defined meta:name="Info 4"/>
  </office:meta>
</office:document-meta>
</file>